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97cd2"/>
    </style:style>
    <style:style style:name="P2" style:family="paragraph" style:parent-style-name="Standard">
      <style:paragraph-properties fo:text-align="justify" style:justify-single-word="false"/>
      <style:text-properties officeooo:rsid="00097cd2" officeooo:paragraph-rsid="00097cd2"/>
    </style:style>
    <style:style style:name="P3" style:family="paragraph" style:parent-style-name="Standard">
      <style:paragraph-properties fo:text-align="justify" style:justify-single-word="false"/>
      <style:text-properties officeooo:rsid="00097cd2" officeooo:paragraph-rsid="000a3e87"/>
    </style:style>
    <style:style style:name="P4" style:family="paragraph" style:parent-style-name="Standard">
      <style:paragraph-properties fo:text-align="justify" style:justify-single-word="false"/>
      <style:text-properties officeooo:rsid="000a3e87" officeooo:paragraph-rsid="000a3e87"/>
    </style:style>
    <style:style style:name="P5" style:family="paragraph" style:parent-style-name="Standard">
      <style:paragraph-properties fo:text-align="justify" style:justify-single-word="false"/>
      <style:text-properties fo:font-size="15pt" officeooo:rsid="000a3e87" officeooo:paragraph-rsid="000a3e87" style:font-size-asian="15pt" style:font-size-complex="15pt"/>
    </style:style>
    <style:style style:name="P6" style:family="paragraph" style:parent-style-name="Standard">
      <style:paragraph-properties fo:text-align="justify" style:justify-single-word="false"/>
      <style:text-properties fo:font-size="16pt" officeooo:rsid="000a3e87" officeooo:paragraph-rsid="000a3e87" style:font-size-asian="14pt" style:font-size-complex="16pt"/>
    </style:style>
    <style:style style:name="P7" style:family="paragraph" style:parent-style-name="Standard">
      <style:paragraph-properties fo:text-align="justify" style:justify-single-word="false"/>
      <style:text-properties fo:font-size="16pt" officeooo:rsid="000ac92c" officeooo:paragraph-rsid="000ac92c" style:font-size-asian="14pt" style:font-size-complex="16pt"/>
    </style:style>
    <style:style style:name="P8" style:family="paragraph" style:parent-style-name="Standard">
      <style:paragraph-properties fo:text-align="justify" style:justify-single-word="false"/>
      <style:text-properties fo:font-size="16pt" officeooo:rsid="000aedde" officeooo:paragraph-rsid="000aedde" style:font-size-asian="14pt" style:font-size-complex="16pt"/>
    </style:style>
    <style:style style:name="P9" style:family="paragraph" style:parent-style-name="Standard">
      <style:paragraph-properties fo:text-align="justify" style:justify-single-word="false"/>
      <style:text-properties fo:font-size="16pt" officeooo:rsid="000b0720" officeooo:paragraph-rsid="000b0720" style:font-size-asian="14pt" style:font-size-complex="16pt"/>
    </style:style>
    <style:style style:name="P10" style:family="paragraph" style:parent-style-name="Standard">
      <style:paragraph-properties fo:text-align="justify" style:justify-single-word="false"/>
      <style:text-properties fo:font-size="16pt" officeooo:rsid="000bf2f1" officeooo:paragraph-rsid="000bf2f1" style:font-size-asian="14pt" style:font-size-complex="16pt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cce6e" officeooo:paragraph-rsid="000cce6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c92c" style:font-weight-asian="bold" style:font-weight-complex="bold"/>
    </style:style>
    <style:style style:name="T3" style:family="text">
      <style:text-properties fo:font-weight="bold" officeooo:rsid="000aedde" style:font-weight-asian="bold" style:font-weight-complex="bold"/>
    </style:style>
    <style:style style:name="T4" style:family="text">
      <style:text-properties fo:font-weight="bold" officeooo:rsid="000b0720" style:font-weight-asian="bold" style:font-weight-complex="bold"/>
    </style:style>
    <style:style style:name="T5" style:family="text">
      <style:text-properties fo:font-weight="bold" officeooo:rsid="000bf2f1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font-weight="bold" officeooo:rsid="000b0720" fo:background-color="#ffff00" loext:char-shading-value="0" style:font-weight-asian="bold" style:font-weight-complex="bold"/>
    </style:style>
    <style:style style:name="T8" style:family="text">
      <style:text-properties fo:font-weight="bold" officeooo:rsid="000bf2f1" fo:background-color="#ffff00" loext:char-shading-value="0" style:font-weight-asian="bold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officeooo:rsid="00097cd2" style:font-size-asian="20pt" style:font-size-complex="20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0pt" fo:font-weight="bold" officeooo:rsid="00097cd2" style:font-size-asian="20pt" style:font-weight-asian="bold" style:font-size-complex="20pt" style:font-weight-complex="bold"/>
    </style:style>
    <style:style style:name="T13" style:family="text">
      <style:text-properties fo:font-size="16pt" fo:font-weight="bold" style:font-size-asian="14pt" style:font-weight-asian="bold" style:font-size-complex="16pt" style:font-weight-complex="bold"/>
    </style:style>
    <style:style style:name="T14" style:family="text">
      <style:text-properties fo:font-size="16pt" fo:font-weight="bold" officeooo:rsid="00097cd2" fo:background-color="#ffff00" loext:char-shading-value="0" style:font-size-asian="14pt" style:font-weight-asian="bold" style:font-size-complex="16pt" style:font-weight-complex="bold"/>
    </style:style>
    <style:style style:name="T15" style:family="text">
      <style:text-properties fo:font-size="16pt" fo:font-weight="bold" fo:background-color="#ffff00" loext:char-shading-value="0" style:font-size-asian="14pt" style:font-weight-asian="bold" style:font-size-complex="16pt" style:font-weight-complex="bold"/>
    </style:style>
    <style:style style:name="T16" style:family="text">
      <style:text-properties fo:font-size="16pt" fo:font-weight="normal" style:font-size-asian="14pt" style:font-weight-asian="normal" style:font-size-complex="16pt" style:font-weight-complex="normal"/>
    </style:style>
    <style:style style:name="T17" style:family="text">
      <style:text-properties fo:font-size="16pt" fo:font-weight="normal" officeooo:rsid="00097cd2" style:font-size-asian="14pt" style:font-weight-asian="normal" style:font-size-complex="16pt" style:font-weight-complex="normal"/>
    </style:style>
    <style:style style:name="T18" style:family="text">
      <style:text-properties fo:font-size="16pt" fo:font-weight="normal" officeooo:rsid="000a3e87" style:font-size-asian="14pt" style:font-weight-asian="normal" style:font-size-complex="16pt" style:font-weight-complex="normal"/>
    </style:style>
    <style:style style:name="T19" style:family="text">
      <style:text-properties fo:font-size="16pt" fo:font-weight="normal" officeooo:rsid="000ac92c" style:font-size-asian="14pt" style:font-weight-asian="normal" style:font-size-complex="16pt" style:font-weight-complex="normal"/>
    </style:style>
    <style:style style:name="T20" style:family="text">
      <style:text-properties fo:font-size="16pt" fo:font-weight="normal" fo:background-color="#ffff00" loext:char-shading-value="0" style:font-size-asian="14pt" style:font-weight-asian="normal" style:font-size-complex="16pt" style:font-weight-complex="normal"/>
    </style:style>
    <style:style style:name="T21" style:family="text">
      <style:text-properties fo:font-size="16pt" fo:font-weight="normal" officeooo:rsid="000a3e87" fo:background-color="#ffff00" loext:char-shading-value="0" style:font-size-asian="14pt" style:font-weight-asian="normal" style:font-size-complex="16pt" style:font-weight-complex="normal"/>
    </style:style>
    <style:style style:name="T22" style:family="text">
      <style:text-properties fo:font-size="16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6pt" style:font-style-complex="italic" style:font-weight-complex="normal"/>
    </style:style>
    <style:style style:name="T23" style:family="text">
      <style:text-properties fo:font-size="16pt" fo:font-style="italic" fo:font-weight="normal" style:font-size-asian="14pt" style:font-style-asian="italic" style:font-weight-asian="normal" style:font-size-complex="16pt" style:font-style-complex="italic" style:font-weight-complex="normal"/>
    </style:style>
    <style:style style:name="T24" style:family="text">
      <style:text-properties fo:font-size="16pt" fo:font-style="italic" fo:font-weight="normal" fo:background-color="#ffff00" loext:char-shading-value="0" style:font-size-asian="14pt" style:font-style-asian="italic" style:font-weight-asian="normal" style:font-size-complex="16pt" style:font-style-complex="italic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0aedde" fo:background-color="#ffff00" loext:char-shading-value="0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0bf2f1" fo:background-color="#ffff00" loext:char-shading-value="0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0ac92c" style:font-style-asian="italic" style:font-style-complex="italic"/>
    </style:style>
    <style:style style:name="T34" style:family="text">
      <style:text-properties fo:font-style="italic" officeooo:rsid="000aedde" style:font-style-asian="italic" style:font-style-complex="italic"/>
    </style:style>
    <style:style style:name="T35" style:family="text">
      <style:text-properties fo:font-style="italic" officeooo:rsid="000bf2f1" style:font-style-asian="italic" style:font-style-complex="italic"/>
    </style:style>
    <style:style style:name="T36" style:family="text">
      <style:text-properties fo:font-style="italic" fo:background-color="#ffff00" loext:char-shading-value="0" style:font-style-asian="italic" style:font-style-complex="italic"/>
    </style:style>
    <style:style style:name="T37" style:family="text">
      <style:text-properties fo:font-style="italic" officeooo:rsid="000b0720" fo:background-color="#ffff00" loext:char-shading-value="0" style:font-style-asian="italic" style:font-style-complex="italic"/>
    </style:style>
    <style:style style:name="T38" style:family="text">
      <style:text-properties fo:font-style="italic" fo:background-color="#ffff00" loext:char-shading-value="0" style:font-style-asian="italic" style:font-style-complex="italic"/>
    </style:style>
    <style:style style:name="T39" style:family="text">
      <style:text-properties fo:font-style="italic" officeooo:rsid="000bf2f1" fo:background-color="#ffff00" loext:char-shading-value="0" style:font-style-asian="italic" style:font-style-complex="italic"/>
    </style:style>
    <style:style style:name="T40" style:family="text">
      <style:text-properties fo:font-style="italic" style:text-underline-style="solid" style:text-underline-width="auto" style:text-underline-color="font-color" officeooo:rsid="000b0720" style:font-style-asian="italic" style:font-style-complex="italic"/>
    </style:style>
    <style:style style:name="T41" style:family="text">
      <style:text-properties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3" style:family="text">
      <style:text-properties officeooo:rsid="000ac92c"/>
    </style:style>
    <style:style style:name="T44" style:family="text">
      <style:text-properties officeooo:rsid="000aedde"/>
    </style:style>
    <style:style style:name="T45" style:family="text">
      <style:text-properties officeooo:rsid="000b0720"/>
    </style:style>
    <style:style style:name="T46" style:family="text">
      <style:text-properties officeooo:rsid="000bf2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<text:tab/><text:tab/><text:tab/><text:tab/><text:tab/>REACT – Max</text:span></text:p>
      <text:p text:style-name="P1"><text:span text:style-name="T12"/></text:p>
      <text:p text:style-name="P1"><text:span text:style-name="T17">1. React Creator – </text:span><text:span text:style-name="T14">Jordan Walke, 2013</text:span></text:p>
      <text:p text:style-name="P1"><text:span text:style-name="T17"/></text:p>
      <text:p text:style-name="P2"><text:span text:style-name="T16">2. React is </text:span><text:span text:style-name="T22">Js library</text:span><text:span text:style-name="T16"> for building User Interfaces. React apps runs on the</text:span></text:p>
      <text:p text:style-name="P2"><text:span text:style-name="T16"><text:s text:c="4"/>browser not in the server.</text:span></text:p>
      <text:p text:style-name="P2"><text:span text:style-name="T16"/></text:p>
      <text:p text:style-name="P2"><text:span text:style-name="T16">3. In React, </text:span><text:span text:style-name="T22">User-Interfaces</text:span><text:span text:style-name="T16"> <text:s/>------- </text:span><text:span text:style-name="T24">Components</text:span><text:span text:style-name="T16"> (</text:span><text:span text:style-name="T24">Custom HTML element</text:span><text:span text:style-name="T16">s)</text:span></text:p>
      <text:p text:style-name="P2"><text:span text:style-name="T16"/></text:p>
      <text:p text:style-name="P2"><text:span text:style-name="T16">4. Three main things for react ( Import external js libraries) are -</text:span></text:p>
      <text:p text:style-name="P2"><text:span text:style-name="T16"><text:tab/>a. </text:span><text:span text:style-name="T13">React</text:span><text:span text:style-name="T16"> <text:tab/><text:tab/>- for including </text:span><text:span text:style-name="T24">JSX syntax</text:span><text:span text:style-name="T16">. (Javascript XML)</text:span></text:p>
      <text:p text:style-name="P2"><text:span text:style-name="T16"><text:tab/>b. </text:span><text:span text:style-name="T13">React-Dom</text:span><text:span text:style-name="T16"><text:tab/>- for </text:span><text:span text:style-name="T24">rendering components</text:span><text:span text:style-name="T16">.</text:span></text:p>
      <text:p text:style-name="P2"><text:span text:style-name="T16"><text:tab/>c. </text:span><text:span text:style-name="T13">Babel</text:span><text:span text:style-name="T16"><text:tab/><text:tab/>- </text:span><text:span text:style-name="T24">preprocessor</text:span><text:span text:style-name="T16">, for compiling next gen Js.</text:span></text:p>
      <text:p text:style-name="P2"><text:span text:style-name="T16"/></text:p>
      <text:p text:style-name="P2"><text:span text:style-name="T16">5. <text:s/>Most </text:span><text:span text:style-name="T15">basic form</text:span><text:span text:style-name="T16"> of React component is </text:span><text:span text:style-name="T15">functions</text:span><text:span text:style-name="T16">.</text:span></text:p>
      <text:p text:style-name="P2"><text:span text:style-name="T16"/></text:p>
      <text:p text:style-name="P2"><text:span text:style-name="T16">6. <text:s/>Function component name, must start with </text:span><text:span text:style-name="T15">Capital letter</text:span><text:span text:style-name="T16"> and should</text:span></text:p>
      <text:p text:style-name="P2"><text:span text:style-name="T16"><text:s text:c="5"/></text:span><text:span text:style-name="T15">return html element</text:span><text:span text:style-name="T16"> that needed to be rendered.</text:span></text:p>
      <text:p text:style-name="P2"><text:span text:style-name="T16"/></text:p>
      <text:p text:style-name="P2"><text:span text:style-name="T16"><text:tab/>Ex: <text:tab/>function </text:span><text:span text:style-name="T20">P</text:span><text:span text:style-name="T16">erson () {</text:span></text:p>
      <text:p text:style-name="P2"><text:span text:style-name="T16"><text:tab/><text:tab/><text:tab/><text:tab/></text:span><text:span text:style-name="T13">return</text:span><text:span text:style-name="T16"> </text:span><text:span text:style-name="T20">&lt;h1&gt; Hi &lt;/h1&gt; // </text:span><text:span text:style-name="T21">JSX</text:span></text:p>
      <text:p text:style-name="P3"><text:span text:style-name="T16"><text:tab/><text:tab/><text:tab/><text:tab/>}</text:span></text:p>
      <text:p text:style-name="P3"><text:span text:style-name="T16"/></text:p>
      <text:p text:style-name="P3"><text:span text:style-name="T18">7. </text:span><text:span text:style-name="T16"><text:s/></text:span><text:span text:style-name="T18">JSX – It is a syntactical sugar , behind the scenes it gets compiled to</text:span></text:p>
      <text:p text:style-name="P3"><text:span text:style-name="T18"><text:tab/> <text:s text:c="6"/>normal JavaScript Code. </text:span><text:span text:style-name="T19">Allowing you to write HTMLish code.</text:span></text:p>
      <text:p text:style-name="P3"><text:span text:style-name="T18"/></text:p>
      <text:p text:style-name="P4"><text:span text:style-name="T16">8. <text:s/>How rendering works ?</text:span></text:p>
      <text:p text:style-name="P4"><text:span text:style-name="T16"><text:s/><text:tab/></text:span><text:span text:style-name="T13">ReactDom</text:span><text:span text:style-name="T16">.</text:span><text:span text:style-name="T24">render</text:span><text:span text:style-name="T16">( </text:span><text:span text:style-name="T20">custom react component name</text:span><text:span text:style-name="T16">, </text:span><text:span text:style-name="T20">where to rende</text:span><text:span text:style-name="T16">r )</text:span></text:p>
      <text:p text:style-name="P4"><text:span text:style-name="T16"><text:tab/>The </text:span><text:span text:style-name="T13">render</text:span><text:span text:style-name="T16"> method allows us to render a Js function as a component</text:span></text:p>
      <text:p text:style-name="P4"><text:span text:style-name="T16"><text:tab/>to the </text:span><text:span text:style-name="T23">real DOM</text:span><text:span text:style-name="T16">.</text:span></text:p>
      <text:p text:style-name="P4"><text:span text:style-name="T16"/></text:p>
      <text:p text:style-name="P4"><text:span text:style-name="T16">9. <text:s/>We can dynamically add properties to our component i.e</text:span></text:p>
      <text:p text:style-name="P4"><text:span text:style-name="T16"><text:tab/>function Person (</text:span><text:span text:style-name="T24">props</text:span><text:span text:style-name="T16">) {</text:span></text:p>
      <text:p text:style-name="P4"><text:span text:style-name="T16"><text:tab/><text:tab/><text:tab/>return ( &lt;h1&gt;</text:span><text:span text:style-name="T15"> {props.name}</text:span><text:span text:style-name="T16"> &lt;/h1&gt;)</text:span></text:p>
      <text:p text:style-name="P4"><text:span text:style-name="T16"><text:tab/><text:tab/><text:tab/>}</text:span></text:p>
      <text:p text:style-name="P5"><text:span text:style-name="T25"><text:s text:c="5"/>ReactDom.render(&lt;Person </text:span><text:span text:style-name="T41">name=‘karan’</text:span><text:span text:style-name="T25">/&gt; , document.querySelector(‘#p1’)</text:span></text:p>
      <text:p text:style-name="P5"><text:span text:style-name="T25"/></text:p>
      <text:p text:style-name="P5"><text:span text:style-name="T25">10. <text:s/>Use </text:span><text:span text:style-name="T1">{ }</text:span><text:span text:style-name="T25"> to use props in a component.</text:span></text:p>
      <text:p text:style-name="P5"><text:span text:style-name="T25">11. <text:s/>Another form of React Component can be made using Classes.</text:span></text:p>
      <text:p text:style-name="P5"><text:soft-page-break/><text:span text:style-name="T25"/></text:p>
      <text:p text:style-name="P5"><text:span text:style-name="T25"><text:tab/>Ex: <text:tab/>import React, { </text:span><text:span text:style-name="T1">Component</text:span><text:span text:style-name="T25"> } from ‘react’</text:span></text:p>
      <text:p text:style-name="P5"><text:span text:style-name="T25"><text:tab/><text:tab/></text:span></text:p>
      <text:p text:style-name="P5"><text:span text:style-name="T25"><text:tab/><text:tab/></text:span><text:span text:style-name="T6">class</text:span><text:span text:style-name="T25"> App extends Component { </text:span></text:p>
      <text:p text:style-name="P5"><text:span text:style-name="T25"><text:tab/><text:tab/><text:tab/><text:tab/></text:span><text:span text:style-name="T6">render</text:span><text:span text:style-name="T25"> () {</text:span></text:p>
      <text:p text:style-name="P5"><text:span text:style-name="T25"><text:tab/><text:tab/><text:tab/><text:tab/></text:span></text:p>
      <text:p text:style-name="P5"><text:span text:style-name="T25"><text:tab/><text:tab/><text:tab/><text:tab/><text:tab/></text:span><text:span text:style-name="T6">return</text:span><text:span text:style-name="T25"> &lt;h1&gt; Hi &lt;/h1&gt;</text:span></text:p>
      <text:p text:style-name="P5"><text:span text:style-name="T25"><text:tab/><text:tab/><text:tab/><text:tab/><text:tab/>}</text:span></text:p>
      <text:p text:style-name="P5"><text:span text:style-name="T25"><text:tab/><text:tab/><text:tab/><text:tab/>}</text:span></text:p>
      <text:p text:style-name="P6"><text:span text:style-name="T31">Behind the Scenes</text:span>: </text:p>
      <text:p text:style-name="P6"><text:tab/>rendor method :</text:p>
      <text:p text:style-name="P6"><text:tab/><text:tab/><text:tab/>return <text:span text:style-name="T6">React.createElement( element, flags, children )</text:span></text:p>
      <text:p text:style-name="P6"/>
      <text:p text:style-name="P6">i.e return <text:span text:style-name="T6">React.createElement( h1, null, ‘Hi’ )</text:span>;</text:p>
      <text:p text:style-name="P6"/>
      <text:p text:style-name="P6">12. <text:span text:style-name="T2">Important</text:span><text:span text:style-name="T43"> : JSX Expression must have </text:span><text:span text:style-name="T33">one root element</text:span><text:span text:style-name="T43">.</text:span></text:p>
      <text:p text:style-name="P6"/>
      <text:p text:style-name="P7">13. <text:span text:style-name="T42">Functional Component</text:span><text:span text:style-name="T25"> <text:s/></text:span>: presentational, dumb or stateless components.</text:p>
      <text:p text:style-name="P7"><text:s text:c="6"/><text:span text:style-name="T30">Class-Based Component</text:span>: containers, smart or stateful components.</text:p>
      <text:p text:style-name="P7"/>
      <text:p text:style-name="P7">14. <text:span text:style-name="T3">Props</text:span><text:span text:style-name="T44">: </text:span><text:span text:style-name="T34">Simply an object giving us access to all the attributes</text:span><text:span text:style-name="T44">.</text:span></text:p>
      <text:p text:style-name="P7"><text:s text:c="6"/><text:span text:style-name="T44">For </text:span><text:span text:style-name="T3">Class-based components</text:span><text:span text:style-name="T44"> : we use </text:span><text:span text:style-name="T3">this</text:span><text:span text:style-name="T44">.</text:span><text:span text:style-name="T27">props</text:span></text:p>
      <text:p text:style-name="P7"/>
      <text:p text:style-name="P8">15. <text:span text:style-name="T1">States</text:span>: <text:span text:style-name="T45">State is a </text:span><text:span text:style-name="T7">reserved keyword</text:span><text:span text:style-name="T45"> (property) – exists only in class</text:span></text:p>
      <text:p text:style-name="P8"><text:tab/><text:tab/><text:span text:style-name="T37">State is managed from inside the component</text:span><text:span text:style-name="T45">.</text:span></text:p>
      <text:p text:style-name="P8"/>
      <text:p text:style-name="P8"><text:tab/><text:tab/><text:span text:style-name="T40">State = { } , it’s value is an Js Object</text:span><text:span text:style-name="T45">.</text:span></text:p>
      <text:p text:style-name="P8"><text:tab/><text:tab/><text:span text:style-name="T4">This</text:span><text:span text:style-name="T45"> refers to the class in the class based components.</text:span></text:p>
      <text:p text:style-name="P8"/>
      <text:p text:style-name="P9">16. <text:span text:style-name="T28">NOTE</text:span>: Whenever <text:span text:style-name="T1">state</text:span> or <text:span text:style-name="T1">props</text:span> <text:span text:style-name="T38">changed</text:span>, ReactDom will</text:p>
      <text:p text:style-name="P9"><text:tab/><text:tab/> <text:s/>re-render again.</text:p>
      <text:p text:style-name="P9"/>
      <text:p text:style-name="P9">17. React streamlines how data is stored and handled using state and props.</text:p>
      <text:p text:style-name="P9"/>
      <text:p text:style-name="P9">18. <text:span text:style-name="T1">Props</text:span> allows you to pass data from a parent (wrapping) component to</text:p>
      <text:p text:style-name="P9"><text:s text:c="6"/>a child (embedded) component. <text:span text:style-name="T1">State</text:span> is used to change the component,</text:p>
      <text:p text:style-name="P9"><text:s text:c="6"/>from within.</text:p>
      <text:p text:style-name="P9"/>
      <text:p text:style-name="P9"/>
      <text:p text:style-name="P9">19. <text:span text:style-name="T1">NOTE</text:span>: <text:span text:style-name="T6">setState ()</text:span> - Special method allows us to update the state of a</text:p>
      <text:p text:style-name="P9"><text:soft-page-break/><text:tab/><text:tab/> <text:s/>a class extending Component. </text:p>
      <text:p text:style-name="P9"><text:tab/><text:tab/> <text:s/><text:span text:style-name="T32">SetState () takes an ‘object’ as an argument</text:span>, and will <text:span text:style-name="T6">merge</text:span></text:p>
      <text:p text:style-name="P9"><text:tab/><text:tab/> <text:s/>whatever we defined in an existing state.</text:p>
      <text:p text:style-name="P9"/>
      <text:p text:style-name="P9"><text:s/>This will update the DOM Automatically.</text:p>
      <text:p text:style-name="P9"/>
      <text:p text:style-name="P9">20. <text:span text:style-name="T5">Hooks</text:span><text:span text:style-name="T46">: Collection of function exposed by React which can be used in</text:span></text:p>
      <text:p text:style-name="P9"><text:tab/><text:tab/> <text:span text:style-name="T46">the functional based components.</text:span></text:p>
      <text:p text:style-name="P9"/>
      <text:p text:style-name="P9"><text:tab/><text:span text:style-name="T46">For </text:span><text:span text:style-name="T35">managing states in a functional based component</text:span><text:span text:style-name="T46"> :</text:span></text:p>
      <text:p text:style-name="P9"><text:tab/><text:tab/><text:span text:style-name="T46">we have </text:span><text:span text:style-name="T8">useState hook</text:span><text:span text:style-name="T46">.</text:span></text:p>
      <text:p text:style-name="P9"/>
      <text:p text:style-name="P9"><text:tab/><text:span text:style-name="T46">Import React, { useState } form ‘react’ ;</text:span></text:p>
      <text:p text:style-name="P9"/>
      <text:p text:style-name="P9"><text:tab/><text:span text:style-name="T46">useState() : Accepts an object / as well as other values too.</text:span></text:p>
      <text:p text:style-name="P9"/>
      <text:p text:style-name="P9"><text:s/><text:tab/><text:span text:style-name="T5">NOTE</text:span><text:span text:style-name="T46">: </text:span><text:span text:style-name="T5">useState</text:span><text:span text:style-name="T46"> method </text:span><text:span text:style-name="T39">returns an array</text:span><text:span text:style-name="T46"> with exactly </text:span><text:span text:style-name="T29">two elements</text:span></text:p>
      <text:p text:style-name="P9"><text:tab/><text:tab/> <text:s text:c="4"/><text:span text:style-name="T46">and always two elements.</text:span></text:p>
      <text:p text:style-name="P9"/>
      <text:p text:style-name="P9"><text:span text:style-name="T46">1. </text:span><text:span text:style-name="T5">First element</text:span><text:span text:style-name="T46">: or say arr[0] : </text:span><text:span text:style-name="T29">will be the current state</text:span><text:span text:style-name="T46">.</text:span></text:p>
      <text:p text:style-name="P10">2. <text:span text:style-name="T1">Second element</text:span>: or say arr[1] : will be the ‘<text:span text:style-name="T28">function</text:span>’ that allows us to</text:p>
      <text:p text:style-name="P10"><text:tab/><text:tab/><text:tab/><text:tab/><text:tab/><text:tab/> update the state, such that react is aware </text:p>
      <text:p text:style-name="P10"><text:tab/><text:tab/><text:tab/><text:tab/><text:tab/><text:tab/>of it and will re-render this component.</text:p>
      <text:p text:style-name="P10"/>
      <text:p text:style-name="P10"/>
      <text:p text:style-name="P10">21. <text:span text:style-name="T1">Differences</text:span>:</text:p>
      <text:p text:style-name="P10"><text:tab/></text:p>
      <text:p text:style-name="P10">1. In <text:span text:style-name="T1">Class Based Components</text:span> : we have only <text:span text:style-name="T38">one state</text:span>.</text:p>
      <text:p text:style-name="P10"><text:s text:c="4"/>But in <text:span text:style-name="T1">Functional Based Components</text:span>: we can have <text:span text:style-name="T38">multiple states</text:span>.</text:p>
      <text:p text:style-name="P10"/>
      <text:p text:style-name="P10">2. The hooks on the <text:span text:style-name="T38">Functional Based Component doesn’t merge</text:span> with the</text:p>
      <text:p text:style-name="P10"><text:s text:c="4"/>old state, unlike in the Class Based Components. Instead, it replaces the</text:p>
      <text:p text:style-name="P10"><text:s text:c="4"/>old state.</text:p>
      <text:p text:style-name="P10"><text:s text:c="4"/>Thus, aways manually include the old state.</text:p>
      <text:p text:style-name="P10"/>
      <text:p text:style-name="P10">22. 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12:22:31.868089467</meta:creation-date>
    <meta:generator>LibreOffice/7.0.3.1$Linux_X86_64 LibreOffice_project/00$Build-1</meta:generator>
    <dc:date>2021-01-20T17:52:13.689127869</dc:date>
    <meta:editing-duration>PT24M45S</meta:editing-duration>
    <meta:editing-cycles>2</meta:editing-cycles>
    <meta:document-statistic meta:table-count="0" meta:image-count="0" meta:object-count="0" meta:page-count="3" meta:paragraph-count="81" meta:word-count="595" meta:character-count="3651" meta:non-whitespace-character-count="2936"/>
  </office:meta>
</office:document-meta>
</file>